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3.9cm" fo:margin-right="0cm" fo:text-indent="-0.101cm" style:auto-text-indent="false" style:page-number="auto" fo:background-color="transparent"/>
      <style:text-properties fo:font-size="20pt" fo:font-weight="bold" officeooo:rsid="00054eb6" officeooo:paragraph-rsid="00054eb6" style:font-size-asian="17.5pt" style:font-weight-asian="bold" style:font-size-complex="20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6.699cm" fo:margin-right="0cm" fo:text-indent="-0.101cm" style:auto-text-indent="false" style:page-number="auto" fo:background-color="transparent"/>
      <style:text-properties fo:font-size="20pt" fo:font-weight="bold" officeooo:rsid="00054eb6" officeooo:paragraph-rsid="00054eb6" style:font-size-asian="17.5pt" style:font-weight-asian="bold" style:font-size-complex="20pt" style:font-weight-complex="bold"/>
    </style:style>
    <style:style style:name="P3" style:family="paragraph" style:parent-style-name="Standard">
      <loext:graphic-properties draw:fill="none"/>
      <style:paragraph-properties fo:margin-left="-6.699cm" fo:margin-right="0cm" fo:text-indent="-0.101cm" style:auto-text-indent="false" fo:background-color="transparent"/>
      <style:text-properties fo:font-size="20pt" fo:font-weight="bold" officeooo:rsid="00054eb6" officeooo:paragraph-rsid="00054eb6" style:font-size-asian="17.5pt" style:font-weight-asian="bold" style:font-size-complex="20pt" style:font-weight-complex="bold"/>
    </style:style>
    <style:style style:name="P4" style:family="paragraph" style:parent-style-name="Standard" style:master-page-name="">
      <loext:graphic-properties draw:fill="none"/>
      <style:paragraph-properties fo:margin-left="-9.2cm" fo:margin-right="0cm" fo:text-indent="-0.101cm" style:auto-text-indent="false" style:page-number="auto" fo:background-color="transparent"/>
      <style:text-properties fo:font-size="15pt" fo:font-weight="bold" officeooo:rsid="00054eb6" officeooo:paragraph-rsid="00054eb6" style:font-size-asian="13.1000003814697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-9.2cm" fo:margin-right="0cm" fo:text-indent="-0.101cm" style:auto-text-indent="false" fo:background-color="transparent"/>
      <style:text-properties fo:font-size="15pt" fo:font-weight="bold" officeooo:rsid="000693a5" officeooo:paragraph-rsid="000693a5" style:font-size-asian="13.1000003814697pt" style:font-weight-asian="bold" style:font-size-complex="15pt" style:font-weight-complex="bold"/>
    </style:style>
    <style:style style:name="P6" style:family="paragraph" style:parent-style-name="Standard" style:master-page-name="">
      <loext:graphic-properties draw:fill="none"/>
      <style:paragraph-properties fo:margin-left="-5.2cm" fo:margin-right="0cm" fo:text-indent="-0.101cm" style:auto-text-indent="false" style:page-number="auto" fo:background-color="transparent">
        <style:tab-stops>
          <style:tab-stop style:position="2.805cm"/>
          <style:tab-stop style:position="3.519cm"/>
        </style:tab-stops>
      </style:paragraph-properties>
      <style:text-properties fo:font-size="15pt" fo:font-weight="bold" officeooo:rsid="000693a5" officeooo:paragraph-rsid="000693a5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-5.2cm" fo:margin-right="0cm" fo:text-indent="-0.101cm" style:auto-text-indent="false" fo:background-color="transparent">
        <style:tab-stops>
          <style:tab-stop style:position="2.805cm"/>
          <style:tab-stop style:position="3.519cm"/>
        </style:tab-stops>
      </style:paragraph-properties>
      <style:text-properties fo:font-size="15pt" fo:font-weight="bold" officeooo:rsid="000693a5" officeooo:paragraph-rsid="000693a5" style:font-size-asian="13.1000003814697pt" style:font-weight-asian="bold" style:font-size-complex="15pt" style:font-weight-complex="bold"/>
    </style:style>
    <style:style style:name="P8" style:family="paragraph" style:parent-style-name="Standard" style:master-page-name="">
      <loext:graphic-properties draw:fill="none"/>
      <style:paragraph-properties fo:margin-left="-7.4cm" fo:margin-right="0cm" fo:text-indent="-0.101cm" style:auto-text-indent="false" style:page-number="auto" fo:background-color="transparent">
        <style:tab-stops>
          <style:tab-stop style:position="2.805cm"/>
          <style:tab-stop style:position="3.519cm"/>
        </style:tab-stops>
      </style:paragraph-properties>
      <style:text-properties fo:font-size="15pt" fo:font-weight="bold" officeooo:rsid="000693a5" officeooo:paragraph-rsid="000693a5" style:font-size-asian="13.1000003814697pt" style:font-weight-asian="bold" style:font-size-complex="15pt" style:font-weight-complex="bold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officeooo:rsid="000693a5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VRIT HYDERABAD</text:p>
      <text:p text:style-name="P2">COLLEGE OF ENGINEERING FOR WOMEN</text:p>
      <text:p text:style-name="P3"/>
      <text:p text:style-name="P3"/>
      <text:p text:style-name="P4">NAME:<text:span text:style-name="T2">K.BHAVANI</text:span></text:p>
      <text:p text:style-name="P5">STANDARD:1<text:span text:style-name="T3">st </text:span>BTECH</text:p>
      <text:p text:style-name="P6"/>
      <text:p text:style-name="P7">TOPIC:EXPERIENCE IN <text:span text:style-name="T1">BVRITH</text:span></text:p>
      <text:p text:style-name="P8">I don’t know for what ‘B’ stands in BVRIT,but after having a look ,it created a new feel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0.16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2:27:40.591654889</meta:creation-date>
    <meta:generator>LibreOffice/7.2.1.2$Linux_X86_64 LibreOffice_project/20$Build-2</meta:generator>
    <dc:date>2022-11-07T12:47:07.850625123</dc:date>
    <meta:editing-duration>PT6M41S</meta:editing-duration>
    <meta:editing-cycles>1</meta:editing-cycles>
    <meta:document-statistic meta:table-count="0" meta:image-count="0" meta:object-count="0" meta:page-count="1" meta:paragraph-count="6" meta:word-count="31" meta:character-count="196" meta:non-whitespace-character-count="171"/>
  </office:meta>
</office:document-meta>
</file>